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aa80" officeooo:paragraph-rsid="0001aa80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01c9f5" officeooo:paragraph-rsid="0001c9f5"/>
    </style:style>
    <style:style style:name="P3" style:family="paragraph" style:parent-style-name="Standard" style:list-style-name="L1">
      <style:text-properties fo:font-weight="bold" officeooo:rsid="0001aa80" officeooo:paragraph-rsid="0001aa80" style:font-weight-asian="bold" style:font-weight-complex="bold"/>
    </style:style>
    <style:style style:name="P4" style:family="paragraph" style:parent-style-name="Standard" style:list-style-name="L1">
      <style:text-properties fo:font-weight="bold" officeooo:rsid="0001c9f5" officeooo:paragraph-rsid="0001c9f5" style:font-weight-asian="bold" style:font-weight-complex="bold"/>
    </style:style>
    <style:style style:name="P5" style:family="paragraph" style:parent-style-name="Standard" style:list-style-name="L1">
      <style:text-properties fo:font-weight="bold" officeooo:rsid="0001c9f5" officeooo:paragraph-rsid="0007ef00" style:font-weight-asian="bold" style:font-weight-complex="bold"/>
    </style:style>
    <style:style style:name="P6" style:family="paragraph" style:parent-style-name="Standard" style:list-style-name="L1">
      <style:text-properties fo:font-weight="bold" officeooo:rsid="0007ef00" officeooo:paragraph-rsid="0007ef00" style:font-weight-asian="bold" style:font-weight-complex="bold"/>
    </style:style>
    <style:style style:name="P7" style:family="paragraph" style:parent-style-name="Standard" style:list-style-name="L1">
      <style:text-properties fo:font-weight="bold" officeooo:rsid="0003fa39" officeooo:paragraph-rsid="0003fa39" style:font-weight-asian="bold" style:font-weight-complex="bold"/>
    </style:style>
    <style:style style:name="P8" style:family="paragraph" style:parent-style-name="Standard" style:list-style-name="L1">
      <style:text-properties fo:font-weight="bold" officeooo:rsid="00022313" officeooo:paragraph-rsid="00022313" style:font-weight-asian="bold" style:font-weight-complex="bold"/>
    </style:style>
    <style:style style:name="P9" style:family="paragraph" style:parent-style-name="Standard" style:list-style-name="L1">
      <style:text-properties fo:font-weight="bold" officeooo:rsid="000893de" officeooo:paragraph-rsid="000893de" style:font-weight-asian="bold" style:font-weight-complex="bold"/>
    </style:style>
    <style:style style:name="P10" style:family="paragraph" style:parent-style-name="Standard" style:list-style-name="L1">
      <style:text-properties fo:font-weight="bold" officeooo:rsid="0009b4bf" officeooo:paragraph-rsid="0009b4bf" style:font-weight-asian="bold" style:font-weight-complex="bold"/>
    </style:style>
    <style:style style:name="P11" style:family="paragraph" style:parent-style-name="Standard" style:list-style-name="L1">
      <style:text-properties fo:font-weight="bold" officeooo:rsid="000a753a" officeooo:paragraph-rsid="000a753a" style:font-weight-asian="bold" style:font-weight-complex="bold"/>
    </style:style>
    <style:style style:name="P12" style:family="paragraph" style:parent-style-name="Standard" style:list-style-name="L1">
      <style:text-properties fo:font-weight="bold" officeooo:rsid="000442ab" officeooo:paragraph-rsid="000442ab" style:font-weight-asian="bold" style:font-weight-complex="bold"/>
    </style:style>
    <style:style style:name="P13" style:family="paragraph" style:parent-style-name="Standard" style:list-style-name="L1">
      <style:text-properties fo:font-weight="bold" officeooo:rsid="000b73dc" officeooo:paragraph-rsid="000b73dc" style:font-weight-asian="bold" style:font-weight-complex="bold"/>
    </style:style>
    <style:style style:name="P14" style:family="paragraph" style:parent-style-name="Standard" style:list-style-name="L1">
      <style:text-properties officeooo:rsid="0001c9f5" officeooo:paragraph-rsid="0001c9f5"/>
    </style:style>
    <style:style style:name="P15" style:family="paragraph" style:parent-style-name="Standard" style:list-style-name="L1">
      <style:text-properties fo:font-weight="normal" officeooo:rsid="0007ef00" officeooo:paragraph-rsid="0007ef00" style:font-weight-asian="normal" style:font-weight-complex="normal"/>
    </style:style>
    <style:style style:name="P16" style:family="paragraph" style:parent-style-name="Standard" style:list-style-name="L1">
      <style:text-properties fo:font-style="normal" fo:font-weight="bold" officeooo:rsid="0009b4bf" officeooo:paragraph-rsid="000a753a" style:font-style-asian="normal" style:font-weight-asian="bold" style:font-style-complex="normal" style:font-weight-complex="bold"/>
    </style:style>
    <style:style style:name="P17" style:family="paragraph" style:parent-style-name="Standard" style:list-style-name="L1">
      <style:text-properties fo:font-style="normal" fo:font-weight="bold" officeooo:rsid="000442ab" officeooo:paragraph-rsid="000442ab" style:font-style-asian="normal" style:font-weight-asian="bold" style:font-style-complex="normal" style:font-weight-complex="bold"/>
    </style:style>
    <style:style style:name="P18" style:family="paragraph" style:parent-style-name="Standard" style:list-style-name="L1">
      <style:text-properties fo:font-style="normal" fo:font-weight="bold" officeooo:rsid="000442ab" officeooo:paragraph-rsid="000b73dc" style:font-style-asian="normal" style:font-weight-asian="bold" style:font-style-complex="normal" style:font-weight-complex="bold"/>
    </style:style>
    <style:style style:name="P19" style:family="paragraph" style:parent-style-name="Standard" style:list-style-name="L1">
      <style:text-properties fo:font-style="normal" fo:font-weight="bold" officeooo:rsid="000b73dc" officeooo:paragraph-rsid="000442ab" style:font-style-asian="normal" style:font-weight-asian="bold" style:font-style-complex="normal" style:font-weight-complex="bold"/>
    </style:style>
    <style:style style:name="P20" style:family="paragraph" style:parent-style-name="Standard" style:list-style-name="L1">
      <style:text-properties fo:font-style="normal" fo:font-weight="bold" officeooo:rsid="000b73dc" officeooo:paragraph-rsid="000b73dc" style:font-style-asian="normal" style:font-weight-asian="bold" style:font-style-complex="normal" style:font-weight-complex="bold"/>
    </style:style>
    <style:style style:name="P21" style:family="paragraph" style:parent-style-name="Standard" style:list-style-name="L1">
      <style:text-properties fo:font-style="normal" fo:font-weight="bold" officeooo:rsid="000bd5e1" officeooo:paragraph-rsid="000bd5e1" style:font-style-asian="normal" style:font-weight-asian="bold" style:font-style-complex="normal" style:font-weight-complex="bold"/>
    </style:style>
    <style:style style:name="P22" style:family="paragraph" style:parent-style-name="Standard" style:list-style-name="L1">
      <style:text-properties fo:font-style="normal" fo:font-weight="bold" officeooo:rsid="000d7763" officeooo:paragraph-rsid="000d7763" style:font-style-asian="normal" style:font-weight-asian="bold" style:font-style-complex="normal" style:font-weight-complex="bold"/>
    </style:style>
    <style:style style:name="P23" style:family="paragraph" style:parent-style-name="Standard" style:list-style-name="L1">
      <style:paragraph-properties fo:margin-left="0in" fo:margin-right="0in" fo:text-indent="0in" style:auto-text-indent="false"/>
      <style:text-properties fo:font-style="normal" fo:font-weight="bold" officeooo:rsid="0001c9f5" officeooo:paragraph-rsid="000bd5e1" style:font-style-asian="normal" style:font-weight-asian="bold" style:font-style-complex="normal" style:font-weight-complex="bold"/>
    </style:style>
    <style:style style:name="P24" style:family="paragraph" style:parent-style-name="Standard" style:list-style-name="L1">
      <style:text-properties fo:font-style="italic" fo:font-weight="bold" officeooo:rsid="0003fa39" officeooo:paragraph-rsid="0003fa39" style:font-style-asian="italic" style:font-weight-asian="bold" style:font-style-complex="italic" style:font-weight-complex="bold"/>
    </style:style>
    <style:style style:name="P25" style:family="paragraph" style:parent-style-name="Standard" style:list-style-name="L1">
      <style:text-properties fo:font-style="italic" fo:font-weight="bold" officeooo:rsid="0009b4bf" officeooo:paragraph-rsid="0009b4bf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9b4bf" style:font-style-asian="italic" style:font-style-complex="italic"/>
    </style:style>
    <style:style style:name="T3" style:family="text">
      <style:text-properties officeooo:rsid="0007ef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893de"/>
    </style:style>
    <style:style style:name="T6" style:family="text">
      <style:text-properties officeooo:rsid="000a753a"/>
    </style:style>
    <style:style style:name="T7" style:family="text">
      <style:text-properties officeooo:rsid="000bd5e1"/>
    </style:style>
    <style:style style:name="T8" style:family="text">
      <style:text-properties officeooo:rsid="000fbf4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ALISTA</text:p>
      <text:p text:style-name="P1"/>
      <text:list xml:id="list1774679663" text:style-name="L1">
        <text:list-item>
          <text:p text:style-name="P3">Pelin idea pääpiirteissään:</text:p>
          <text:list>
            <text:list-item>
              <text:p text:style-name="P4">Afrikan tähti -klooni</text:p>
              <text:list>
                <text:list-item>
                  <text:p text:style-name="P4">Liikkumisena lentäminen, liftaus, laiva</text:p>
                </text:list-item>
                <text:list-item>
                  <text:p text:style-name="P14">Pääpalkinto mikä?</text:p>
                  <text:list>
                    <text:list-item>
                      <text:p text:style-name="P6">ISOÄIDIN KADONNUT MATKALAUKKU</text:p>
                    </text:list-item>
                    <text:list-item>
                      <text:p text:style-name="P6">Ihan samannäköinen matkalaukku <text:span text:style-name="T4">hevosenkenkänä</text:span></text:p>
                    </text:list-item>
                    <text:list-item>
                      <text:p text:style-name="P15">“peli lähettää sähköpostin”</text:p>
                    </text:list-item>
                  </text:list>
                </text:list-item>
              </text:list>
            </text:list-item>
            <text:list-item>
              <text:p text:style-name="P7">Peli päättyy <text:span text:style-name="T3">laukun</text:span> <text:span text:style-name="T3">palautumiseen isoäidille</text:span></text:p>
            </text:list-item>
          </text:list>
        </text:list-item>
        <text:list-item>
          <text:p text:style-name="P8">Yleiset mekaniikat</text:p>
          <text:list>
            <text:list-item>
              <text:p text:style-name="P8">Vuoropohjainen moninpeli</text:p>
            </text:list-item>
            <text:list-item>
              <text:p text:style-name="P8">Pelaaja vuorollaan valitsee tekstikomennolla actioninsa</text:p>
              <text:list>
                <text:list-item>
                  <text:p text:style-name="P8">komennot ja niitä vastaavat python-funktiokutsut dictionaryyn</text:p>
                  <text:list>
                    <text:list-item>
                      <text:p text:style-name="P8">man / --help</text:p>
                    </text:list-item>
                  </text:list>
                </text:list-item>
              </text:list>
            </text:list-item>
            <text:list-item>
              <text:p text:style-name="P9">Lentoliikennettä rajoittaa raha ja co2</text:p>
              <text:list>
                <text:list-item>
                  <text:list>
                    <text:list-item>
                      <text:p text:style-name="P9">Laivaa myös mutta eri suhteella</text:p>
                    </text:list-item>
                  </text:list>
                </text:list-item>
              </text:list>
            </text:list-item>
            <text:list-item>
              <text:p text:style-name="P7">Vuoron voi käyttää liikkumisen sijasta resurssinhankintaan</text:p>
              <text:list>
                <text:list-item>
                  <text:p text:style-name="P16">Laukun voi hakea seuraavalla vuorolla itse ilmaiseksi, käyttäen vuoro<text:span text:style-name="T6">n</text:span></text:p>
                  <text:p text:style-name="P16"><text:s/>actionin <text:span text:style-name="T6">(tämä laukaisee etsintäeventin)</text:span>, tai maksaa heti maahan saapuesssaan päästöpoletteja sen “etsimiseksi”</text:p>
                </text:list-item>
                <text:list-item>
                  <text:p text:style-name="P16"/>
                </text:list-item>
              </text:list>
            </text:list-item>
            <text:list-item>
              <text:p text:style-name="P24">Afrikan tähti generoidaan pelin alussa yhteen kaupunkiin</text:p>
              <text:list>
                <text:list-item>
                  <text:p text:style-name="P25">Muut laukut generoidaan päälaukun löydyttyä (EMAIL event)</text:p>
                </text:list-item>
              </text:list>
            </text:list-item>
            <text:list-item>
              <text:p text:style-name="P6"><text:span text:style-name="T1">TASALUVULLA MAALIIN, </text:span><text:span text:style-name="T2">mummo sysmässä</text:span></text:p>
            </text:list-item>
          </text:list>
        </text:list-item>
        <text:list-item>
          <text:p text:style-name="P5">Kartta</text:p>
          <text:list>
            <text:list-item>
              <text:p text:style-name="P4">Rajattu 1 <text:span text:style-name="T5">kaupunki</text:span> / valtio</text:p>
            </text:list-item>
            <text:list-item>
              <text:p text:style-name="P4">Eurooppa+pohjois-afrikka (välimeren rannikko)</text:p>
            </text:list-item>
          </text:list>
        </text:list-item>
        <text:list-item>
          <text:p text:style-name="P4">Liikkumismekaniikat</text:p>
          <text:list>
            <text:list-item>
              <text:p text:style-name="P4">Lentäminen</text:p>
              <text:list>
                <text:list-header>
                  <text:p text:style-name="P4">Kuluttaa paljon CO²</text:p>
                </text:list-header>
              </text:list>
            </text:list-item>
            <text:list-item>
              <text:p text:style-name="P4">Liftaaminen</text:p>
              <text:list>
                <text:list-item>
                  <text:p text:style-name="P4">Ei kuluta CO</text:p>
                </text:list-item>
                <text:list-item>
                  <text:p text:style-name="P8">Liikkuminen nopalla?</text:p>
                </text:list-item>
              </text:list>
            </text:list-item>
            <text:list-item>
              <text:p text:style-name="P4">Laiva</text:p>
              <text:list>
                <text:list-item>
                  <text:p text:style-name="P4">Vain rantakaupungista toiseen</text:p>
                  <text:list>
                    <text:list-item>
                      <text:p text:style-name="P7">tätä varten pitää mahdollisesti manuaalisesti käydä tietokannan kaupungit läpi ja tagata laivakaupungiksi</text:p>
                    </text:list-item>
                  </text:list>
                </text:list-item>
                <text:list-item>
                  <text:p text:style-name="P10">Maksaa päästöpoletteja, mutta vähän</text:p>
                </text:list-item>
                <text:list-item>
                  <text:p text:style-name="P10">Luodaan tietokantaan laivaverkko</text:p>
                </text:list-item>
              </text:list>
            </text:list-item>
          </text:list>
        </text:list-item>
        <text:list-item>
          <text:p text:style-name="P4">Resurssit</text:p>
          <text:list>
            <text:list-item>
              <text:p text:style-name="P4">CO²</text:p>
              <text:list>
                <text:list-item>
                  <text:p text:style-name="P8">Kulutus</text:p>
                </text:list-item>
                <text:list-item>
                  <text:p text:style-name="P11"><text:span text:style-name="T8">generointi n</text:span>oppa+liikuntaesto x vuoroksi</text:p>
                  <text:list>
                    <text:list-item>
                      <text:p text:style-name="P11">pelaaja päättää aloittaakko työt vai e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Eventit</text:p>
          <text:list>
            <text:list-item>
              <text:p text:style-name="P4">Random eventit</text:p>
              <text:list>
                <text:list-item>
                  <text:p text:style-name="P8">Tehdään alueellisia triggereitä</text:p>
                </text:list-item>
                <text:list-item>
                  <text:p text:style-name="P11">aikataulun salliessa scriptattuja custom-eventtejä</text:p>
                </text:list-item>
                <text:list-item>
                  <text:p text:style-name="P8">Positiivisia ja negatiivisia</text:p>
                </text:list-item>
              </text:list>
            </text:list-item>
            <text:list-item>
              <text:p text:style-name="P4">Scriptatut eventit</text:p>
              <text:list>
                <text:list-item>
                  <text:p text:style-name="P11">EMAIL-event</text:p>
                </text:list-item>
                <text:list-item>
                  <text:p text:style-name="P11"><text:soft-page-break/>Pelin aloitusevent</text:p>
                </text:list-item>
                <text:list-item>
                  <text:p text:style-name="P11">Pelin lopetusevent</text:p>
                </text:list-item>
                <text:list-item>
                  <text:p text:style-name="P11">Pelin killzone</text:p>
                </text:list-item>
              </text:list>
            </text:list-item>
          </text:list>
        </text:list-item>
        <text:list-item>
          <text:p text:style-name="P12">Tietokantarakenne</text:p>
          <text:list>
            <text:list-item>
              <text:p text:style-name="P12">Lentokentät ja se mielellään käännettynä kaupungiksi</text:p>
              <text:list>
                <text:list-item>
                  <text:p text:style-name="P12">onko rantakaupunki</text:p>
                </text:list-item>
                <text:list-item>
                  <text:p text:style-name="P12">Koordinaattipari</text:p>
                </text:list-item>
                <text:list-item>
                  <text:p text:style-name="P12">Maa</text:p>
                </text:list-item>
                <text:list-item>
                  <text:p text:style-name="P13">continent</text:p>
                </text:list-item>
              </text:list>
            </text:list-item>
            <text:list-item>
              <text:p text:style-name="P12">Pelaajat</text:p>
              <text:list>
                <text:list-item>
                  <text:p text:style-name="P12">nyk. Sijainti</text:p>
                </text:list-item>
                <text:list-item>
                  <text:p text:style-name="P13">co2poletit</text:p>
                </text:list-item>
                <text:list-item>
                  <text:p text:style-name="P12">pisteet/???</text:p>
                </text:list-item>
                <text:list-item>
                  <text:p text:style-name="P12">pelitila</text:p>
                  <text:list>
                    <text:list-item>
                      <text:p text:style-name="P12">onko lockattu liikkumiseen tms ja jos niin kauanko</text:p>
                    </text:list-item>
                    <text:list-item>
                      <text:p text:style-name="P13">lockstate</text:p>
                    </text:list-item>
                  </text:list>
                </text:list-item>
              </text:list>
            </text:list-item>
            <text:list-item>
              <text:p text:style-name="P12">gamestate</text:p>
              <text:list>
                <text:list-item>
                  <text:p text:style-name="P12">kierroslaskuri</text:p>
                </text:list-item>
                <text:list-item>
                  <text:p text:style-name="P12">missä afrikan tähti</text:p>
                </text:list-item>
                <text:list-item>
                  <text:p text:style-name="P13">hevosenkengät</text:p>
                </text:list-item>
                <text:list-item>
                  <text:p text:style-name="P12">kolutut kaupungit</text:p>
                </text:list-item>
                <text:list-item>
                  <text:p text:style-name="P19">random event kirjasto</text:p>
                </text:list-item>
              </text:list>
            </text:list-item>
          </text:list>
        </text:list-item>
        <text:list-item>
          <text:p text:style-name="P17">Scriptit/funktiot</text:p>
          <text:list>
            <text:list-item>
              <text:p text:style-name="P17">Nopanheitin</text:p>
            </text:list-item>
            <text:list-item>
              <text:p text:style-name="P18">Liikkumiset</text:p>
            </text:list-item>
            <text:list-item>
              <text:p text:style-name="P18">ja muut actionit</text:p>
              <text:list>
                <text:list-item>
                  <text:p text:style-name="P20">käyttäjältäkysyntä</text:p>
                </text:list-item>
                <text:list-item>
                  <text:p text:style-name="P21">random event roller</text:p>
                </text:list-item>
                <text:list-item>
                  <text:p text:style-name="P22">NukeMEPAPI</text:p>
                </text:list-item>
              </text:list>
            </text:list-item>
            <text:list-item>
              <text:p text:style-name="P17">Printer</text:p>
              <text:list>
                <text:list-item>
                  <text:p text:style-name="P17">tuloste joka kierroksella mistä käy ilmi<text:span text:style-name="T7">vuorossa olevan</text:span> pelaajan tila</text:p>
                </text:list-item>
                <text:list-item>
                  <text:p text:style-name="P17">tulostaa esim liikkumismahdollisuudet</text:p>
                </text:list-item>
              </text:list>
            </text:list-item>
            <text:list-item>
              <text:p text:style-name="P17">Random event roller</text:p>
              <text:list>
                <text:list-item>
                  <text:p text:style-name="P17">random eventit voisi rollata ns kahdesti</text:p>
                  <text:list>
                    <text:list-item>
                      <text:p text:style-name="P17">1. roll triggeröikö vai ei</text:p>
                    </text:list-item>
                    <text:list-item>
                      <text:p text:style-name="P17">2. roll valitsee minkä eventin triggeröi</text:p>
                    </text:list-item>
                  </text:list>
                </text:list-item>
                <text:list-item>
                  <text:p text:style-name="P23">.<text:span text:style-name="T7">CONFIG file</text:span></text:p>
                </text:list-item>
              </text:list>
            </text:list-item>
          </text:list>
        </text:list-item>
      </text:list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17:09.219480943</meta:creation-date>
    <dc:date>2023-09-24T22:07:52.238380365</dc:date>
    <meta:editing-duration>PT10H3M1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87" meta:word-count="351" meta:character-count="2322" meta:non-whitespace-character-count="2142"/>
  </office:meta>
</office:document-meta>
</file>